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1"/>
    </style:style>
    <style:style style:name="P6" style:family="paragraph" style:parent-style-name="Heading_20_1" style:list-style-name="WWNum1"/>
    <style:style style:name="P7" style:family="paragraph" style:parent-style-name="Heading_20_3" style:list-style-name="WWNum1"/>
    <style:style style:name="P8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587840" text:style-name="WWNum1">
        <text:list-item>
          <text:h text:style-name="P6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7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10">Earth elementalist dwarf? Hakaan?</text:p>
          </table:table-cell>
        </table:table-row>
        <table:table-row table:style-name="Table1.1">
          <table:table-cell table:style-name="Table1.A2" office:value-type="string">
            <text:p text:style-name="P4">(Jaspin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(Grif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(Leg Boy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(Panch)</text:p>
          </table:table-cell>
          <table:table-cell table:style-name="Table1.B2" office:value-type="string">
            <text:p text:style-name="P5"/>
          </table:table-cell>
        </table:table-row>
      </table:table>
      <text:list xml:id="list183254879424301" text:continue-numbering="true" text:style-name="WWNum1">
        <text:list-item>
          <text:list>
            <text:list-item>
              <text:list>
                <text:list-item>
                  <text:h text:style-name="P8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2453794802048">
          <table:table-cell table:style-name="Table2.A1" office:value-type="string">
            <text:list xml:id="list130210422" text:style-name="L1">
              <text:list-item>
                <text:p text:style-name="P9">Safety: Not trying to approach any line, except gore stuff and hostages (who are all adults). Feelings? X-Card: ping me to test!</text:p>
              </text:list-item>
              <text:list-item>
                <text:p text:style-name="P9">Bio-break at halfway point, 15/20 minutes.</text:p>
              </text:list-item>
            </text:list>
          </table:table-cell>
        </table:table-row>
        <table:table-row table:style-name="TableLine2453794802048">
          <table:table-cell table:style-name="Table2.A2" office:value-type="string">
            <text:list xml:id="list183253847346749" text:continue-numbering="true" text:style-name="L1">
              <text:list-item>
                <text:p text:style-name="P9"/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2H19M12S</meta:editing-duration>
    <meta:editing-cycles>568</meta:editing-cycles>
    <meta:generator>LibreOffice/7.2.2.2$Windows_X86_64 LibreOffice_project/02b2acce88a210515b4a5bb2e46cbfb63fe97d56</meta:generator>
    <dc:date>2025-06-30T18:32:53.339000000</dc:date>
    <meta:document-statistic meta:table-count="2" meta:image-count="0" meta:object-count="0" meta:page-count="1" meta:paragraph-count="12" meta:word-count="47" meta:character-count="285" meta:non-whitespace-character-count="252"/>
  </office:meta>
</office:document-meta>
</file>